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140189" officeooo:paragraph-rsid="0017b54d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8pt" officeooo:rsid="00140189" officeooo:paragraph-rsid="0017b54d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000000"/>
      <style:paragraph-properties fo:text-align="center"/>
    </style:style>
    <style:style style:name="P8" style:family="paragraph">
      <loext:graphic-properties draw:fill-color="#000000"/>
      <style:paragraph-properties fo:text-align="center"/>
      <style:text-properties fo:font-size="12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000000"/>
      <style:paragraph-properties fo:text-align="center"/>
      <style:text-properties fo:font-size="12pt"/>
    </style:style>
    <style:style style:name="T1" style:family="text">
      <style:text-properties officeooo:rsid="0017b54d"/>
    </style:style>
    <style:style style:name="T2" style:family="text">
      <style:text-properties officeooo:rsid="001f23ed"/>
    </style:style>
    <style:style style:name="T3" style:family="text">
      <style:text-properties fo:font-size="12pt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1.148cm" fo:min-width="2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cm" svg:stroke-color="#000000" draw:marker-start="Arrowhead_20_1" draw:fill-color="#ffffff" draw:textarea-horizontal-align="justify" draw:textarea-vertical-align="middle" draw:auto-grow-height="false" fo:min-height="0.85cm" fo:min-width="3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cm" svg:stroke-color="#000000" draw:marker-start="Arrowhead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cm" svg:stroke-color="#000000" draw:marker-start="Arrowhead_20_1" draw:fill-color="#ffffff" draw:textarea-horizontal-align="justify" draw:textarea-vertical-align="middle" draw:auto-grow-height="false" fo:min-height="1.549cm" fo:min-width="2.4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cm" svg:stroke-color="#000000" draw:marker-start="" draw:marker-end="Arrowhead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cm" svg:stroke-color="#000000" draw:marker-start="" draw:marker-end="Arrowhead_20_1" draw:fill="none" draw:fill-color="#000000" draw:textarea-horizontal-align="justify" draw:textarea-vertical-align="middle" draw:auto-grow-height="false" fo:min-height="1.325cm" fo:min-width="4.1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cm" svg:stroke-color="#000000" draw:marker-start="" draw:marker-end="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cm" svg:stroke-color="#000000" draw:marker-start="" draw:marker-end="Arrowhead_20_1" draw:fill="none" draw:fill-color="#ffffff" fo:min-height="0.1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cm" svg:stroke-color="#000000" draw:marker-start="" draw:marker-end="Arrowhead_20_1" draw:fill="none" draw:fill-color="#000000" draw:textarea-horizontal-align="justify" draw:textarea-vertical-align="middle" draw:auto-grow-height="false" fo:min-height="1.353cm" fo:min-width="4.5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cm" svg:stroke-color="#000000" draw:marker-start="" draw:marker-end="Arrowhead_20_1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1.15cm" fo:min-width="2.5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1" draw:name="Kształt3" draw:style-name="gr2" draw:text-style-name="P4" svg:width="5.712cm" svg:height="1.348cm" svg:x="5.669cm" svg:y="9.405cm"><text:p text:style-name="P3"><text:span text:style-name="T3">W</text:span><text:span text:style-name="T3">c</text:span><text:span text:style-name="T3">z</text:span><text:span text:style-name="T3">y</text:span><text:span text:style-name="T3">t</text:span><text:span text:style-name="T3">a</text:span><text:span text:style-name="T3">j</text:span><text:span text:style-name="T3">:</text:span><text:span text:style-name="T3"> </text:span><text:span text:style-name="T3">l</text:span><text:span text:style-name="T3">2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0" draw:name="Kształt1" draw:style-name="gr1" draw:text-style-name="P4" svg:width="3.578cm" svg:height="1.622cm" svg:x="6.727cm" svg:y="2.42cm"><text:p text:style-name="P3"><text:span text:style-name="T3">STAR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" draw:name="Kształt2" draw:style-name="gr5" draw:text-style-name="P5" svg:x1="8.474cm" svg:y1="7.581cm" svg:x2="8.474cm" svg:y2="9.405cm"><text:p/></draw:line><draw:custom-shape text:anchor-type="paragraph" draw:z-index="5" draw:name="Kształt6" draw:style-name="gr6" draw:text-style-name="P7" svg:width="4.155cm" svg:height="1.325cm" svg:x="6.436cm" svg:y="6.23cm"><text:p text:style-name="P3">suma = 0</text:p><draw:enhanced-geometry svg:viewBox="0 0 21600 21600" draw:type="rectangle" draw:enhanced-path="M 0 0 L 21600 0 21600 21600 0 21600 0 0 Z N"/></draw:custom-shape><draw:line text:anchor-type="paragraph" draw:z-index="2" draw:name="Kształt5" draw:style-name="gr3" draw:text-style-name="P5" svg:x1="8.474cm" svg:y1="6.257cm" svg:x2="8.474cm" svg:y2="4.038cm"><text:p/></draw:line><draw:line text:anchor-type="paragraph" draw:z-index="7" draw:name="Kształt8" draw:style-name="gr5" draw:text-style-name="P5" svg:x1="3.21cm" svg:y1="17.928cm" svg:x2="3.314cm" svg:y2="19.78cm"><text:p/></draw:line><draw:frame text:anchor-type="paragraph" draw:z-index="8" draw:name="Kształt9" draw:style-name="gr8" draw:text-style-name="P9" svg:width="1.959cm" svg:height="0.489cm" svg:x="11.384cm" svg:y="13.52cm"><draw:text-box><text:p text:style-name="P3">TAK</text:p></draw:text-box></draw:frame><draw:line text:anchor-type="paragraph" draw:z-index="10" draw:name="Kształt2" draw:style-name="gr5" draw:text-style-name="P5" svg:x1="8.447cm" svg:y1="10.752cm" svg:x2="8.447cm" svg:y2="12.576cm"><text:p/></draw:line><draw:custom-shape text:anchor-type="paragraph" draw:z-index="9" draw:name="Kształt6" draw:style-name="gr9" draw:text-style-name="P10" svg:width="4.585cm" svg:height="1.354cm" svg:x="0.854cm" svg:y="16.575cm"><text:p text:style-name="P3"><text:span text:style-name="T3">Suma += l2 </text:span><text:span text:style-name="T3">% 10</text:span></text:p><text:p text:style-name="P3"><text:span text:style-name="T3">L2 = </text:span><text:span text:style-name="T3">int(l2 / 10)</text:span></text:p><draw:enhanced-geometry svg:viewBox="0 0 21600 21600" draw:type="rectangle" draw:enhanced-path="M 0 0 L 21600 0 21600 21600 0 21600 0 0 Z N"/></draw:custom-shape><draw:line text:anchor-type="paragraph" draw:z-index="11" draw:name="Kształt7" draw:style-name="gr7" draw:text-style-name="P5" svg:x1="3.235cm" svg:y1="14.035cm" svg:x2="5.987cm" svg:y2="14.035cm"><text:p/></draw:line><draw:line text:anchor-type="paragraph" draw:z-index="6" draw:name="Kształt7" draw:style-name="gr7" draw:text-style-name="P8" svg:x1="10.96cm" svg:y1="14.009cm" svg:x2="13.714cm" svg:y2="14.009cm"><text:p/></draw:line><draw:line text:anchor-type="paragraph" draw:z-index="12" draw:name="Kształt8" draw:style-name="gr5" draw:text-style-name="P5" svg:x1="3.209cm" svg:y1="14.035cm" svg:x2="3.209cm" svg:y2="16.575cm"><text:p/></draw:line><draw:line text:anchor-type="paragraph" draw:z-index="13" draw:name="Kształt7" draw:style-name="gr7" draw:text-style-name="P8" svg:x1="13.739cm" svg:y1="8.453cm" svg:x2="13.739cm" svg:y2="14.009cm"><text:p/></draw:line><draw:line text:anchor-type="paragraph" draw:z-index="14" draw:name="Kształt8" draw:style-name="gr5" draw:text-style-name="P5" svg:x1="13.739cm" svg:y1="8.453cm" svg:x2="8.474cm" svg:y2="8.453cm"><text:p/></draw:line><draw:frame text:anchor-type="paragraph" draw:z-index="15" draw:name="Kształt9" draw:style-name="gr10" draw:text-style-name="P9" svg:width="1.959cm" svg:height="0.503cm" svg:x="3.658cm" svg:y="13.533cm"><draw:text-box><text:p text:style-name="P3">NIE</text:p></draw:text-box></draw:frame><draw:custom-shape text:anchor-type="paragraph" draw:z-index="16" draw:name="Kształt3" draw:style-name="gr2" draw:text-style-name="P4" svg:width="5.716cm" svg:height="1.352cm" svg:x="0.351cm" svg:y="19.787cm"><text:p text:style-name="P3"><text:span text:style-name="T3">Wypisz: suma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7" draw:name="Kształt1" draw:style-name="gr11" draw:text-style-name="P4" svg:width="3.58cm" svg:height="1.624cm" svg:x="1.595cm" svg:y="22.925cm"><text:p text:style-name="P3"><text:span text:style-name="T3">STOP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8" draw:name="Kształt2" draw:style-name="gr5" draw:text-style-name="P5" svg:x1="3.209cm" svg:y1="14.774cm" svg:x2="3.209cm" svg:y2="16.598cm"><text:p/></draw:line><draw:custom-shape text:anchor-type="paragraph" draw:z-index="3" draw:name="Kształt4" draw:style-name="gr4" draw:text-style-name="P6" svg:width="4.975cm" svg:height="3.096cm" svg:x="5.987cm" svg:y="12.474cm"><text:p text:style-name="P3">l2 &lt; <text:s/>1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9" draw:name="Kształt8" draw:style-name="gr5" draw:text-style-name="P5" svg:x1="3.237cm" svg:y1="21.138cm" svg:x2="3.341cm" svg:y2="22.99cm"><text:p/></draw:line></text:p>
      <text:p text:style-name="P2">Program „<text:span text:style-name="T2">Suma cyfr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head_20_1" draw:display-name="Arrowhead 1" svg:viewBox="0 0 3000 3000" svg:d="M1500 0l1500 2789v211h-114l-1286-2392v2392h-200v-2392l-1286 2392h-114v-21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9:43:02.871970579</meta:creation-date>
    <dc:date>2018-10-02T22:26:01.983860764</dc:date>
    <meta:editing-duration>PT50M3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3" meta:character-count="19" meta:non-whitespace-character-count="17"/>
  </office:meta>
</office:document-meta>
</file>